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3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4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7" style:family="paragraph" style:parent-style-name="Standard" style:list-style-name="L1">
      <style:text-properties fo:color="#996600" fo:font-weight="normal" officeooo:rsid="001a75cf" officeooo:paragraph-rsid="001a75cf" style:font-weight-asian="normal" style:font-weight-complex="normal"/>
    </style:style>
    <style:style style:name="P8" style:family="paragraph" style:parent-style-name="Standard" style:list-style-name="L1">
      <style:text-properties fo:color="#996600" fo:font-weight="normal" officeooo:rsid="001a75cf" officeooo:paragraph-rsid="0019dfb0" style:font-weight-asian="normal" style:font-weight-complex="normal"/>
    </style:style>
    <style:style style:name="P9" style:family="paragraph" style:parent-style-name="Standard" style:list-style-name="L2">
      <style:text-properties fo:color="#0066cc" fo:font-weight="normal" officeooo:rsid="001a75cf" officeooo:paragraph-rsid="001a75cf" style:font-weight-asian="normal" style:font-weight-complex="normal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<text:span text:style-name="T2">1</text:span>L<text:span text:style-name="T2">1</text:span> Notes</text:p>
      <text:p text:style-name="P4"/>
      <text:p text:style-name="P5">Objectives:</text:p>
      <text:list xml:id="list8579261793263031218" text:style-name="L1">
        <text:list-item>
          <text:p text:style-name="P8"/>
        </text:list-item>
      </text:list>
      <text:p text:style-name="P5"/>
      <text:p text:style-name="P5">Key Concepts:</text:p>
      <text:list xml:id="list8668844605636497413" text:style-name="L2">
        <text:list-item>
          <text:p text:style-name="P9"/>
        </text:list-item>
      </text:list>
      <text:p text:style-name="P5"/>
      <text:p text:style-name="P1">Vocabulary / <text:span text:style-name="T1">Important</text:span>:</text:p>
      <text:p text:style-name="P2"/>
      <text:p text:style-name="P2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3T12:34:43.427182970</dc:date>
    <meta:editing-duration>PT20H10M13S</meta:editing-duration>
    <meta:editing-cycles>7</meta:editing-cycles>
    <meta:generator>LibreOffice/4.4.7.2$Linux_X86_64 LibreOffice_project/40$Build-2</meta:generator>
    <meta:document-statistic meta:table-count="0" meta:image-count="0" meta:object-count="0" meta:page-count="1" meta:paragraph-count="6" meta:word-count="10" meta:character-count="59" meta:non-whitespace-character-count="55"/>
  </office:meta>
</office:document-meta>
</file>